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65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4">
      <style:table-cell-properties fo:background-color="#81d41a"/>
    </style:style>
    <style:style style:name="ce6" style:family="table-cell" style:parent-style-name="Default" style:data-style-name="N104"/>
    <style:style style:name="ce7" style:family="table-cell" style:parent-style-name="Default">
      <style:text-properties style:text-underline-style="none"/>
    </style:style>
    <style:style style:name="ce8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11">
      <style:table-cell-properties fo:background-color="#81d41a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Optimist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6" table:formula="of:=[.B2]*(1+[.I3])" office:value-type="currency" office:currency="EUR" office:value="32797.7900407252" calcext:value-type="currency">
            <text:p>32.797,79 €</text:p>
          </table:table-cell>
          <table:table-cell table:number-columns-repeated="5"/>
          <table:table-cell table:style-name="ce1" office:value-type="string" calcext:value-type="string">
            <text:p>Impuestos SS</text:p>
          </table:table-cell>
          <table:table-cell table:style-name="ce9" office:value-type="percentage" office:value="0.283" calcext:value-type="percentage">
            <text:p>28,30 %</text:p>
          </table:table-cell>
        </table:table-row>
        <table:table-row table:style-name="ro1">
          <table:table-cell table:style-name="ce1" office:value-type="string" calcext:value-type="string">
            <text:p>Total sin IVA</text:p>
          </table:table-cell>
          <table:table-cell table:style-name="ce6" table:formula="of:=SUM([.B29];[.B25];[.D22];[.G12])" office:value-type="currency" office:currency="EUR" office:value="27105.6116039052" calcext:value-type="currency">
            <text:p>27.105,61 €</text:p>
          </table:table-cell>
          <table:table-cell table:number-columns-repeated="5"/>
          <table:table-cell table:style-name="ce1" office:value-type="string" calcext:value-type="string">
            <text:p>Amortización mese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IVA</text:p>
          </table:table-cell>
          <table:table-cell table:style-name="ce9" office:value-type="percentage" office:value="0.21" calcext:value-type="percentage">
            <text:p>21,00 %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Horas/mes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Equipo</text:p>
          </table:table-cell>
          <table:table-cell table:number-columns-repeated="6"/>
          <table:table-cell table:style-name="ce1" office:value-type="string" calcext:value-type="string">
            <text:p>N.º meses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Rol</text:p>
          </table:table-cell>
          <table:table-cell table:style-name="ce4" office:value-type="string" calcext:value-type="string">
            <text:p>€/hora</text:p>
          </table:table-cell>
          <table:table-cell table:style-name="ce4" office:value-type="string" calcext:value-type="string">
            <text:p>€/mes</text:p>
          </table:table-cell>
          <table:table-cell table:style-name="ce4" office:value-type="string" calcext:value-type="string">
            <text:p>€/Xmeses</text:p>
          </table:table-cell>
          <table:table-cell table:style-name="ce4" office:value-type="string" calcext:value-type="string">
            <text:p>Seg.Soc,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ón Fernández, Adrián</text:p>
          </table:table-cell>
          <table:table-cell table:style-name="ce3" office:value-type="string" calcext:value-type="string">
            <text:p>Business management/Full Stack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7]*[.I4]" office:value-type="currency" office:currency="EUR" office:value="832" calcext:value-type="currency">
            <text:p>832,00 €</text:p>
          </table:table-cell>
          <table:table-cell table:style-name="ce8" table:formula="of:=[.D7]*[.I5]" office:value-type="currency" office:currency="EUR" office:value="3328" calcext:value-type="currency">
            <text:p>3.328,00 €</text:p>
          </table:table-cell>
          <table:table-cell table:style-name="ce6" table:formula="of:=[.G7]-[.E7]" office:value-type="currency" office:currency="EUR" office:value="1313.56206415621" calcext:value-type="currency">
            <text:p>1.313,56 €</text:p>
          </table:table-cell>
          <table:table-cell table:style-name="ce6" table:formula="of:=[.E7]/(1-[.I1])" office:value-type="currency" office:currency="EUR" office:value="4641.56206415621" calcext:value-type="currency">
            <text:p>4.641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io Camacho, Daniel</text:p>
          </table:table-cell>
          <table:table-cell table:style-name="ce3" office:value-type="string" calcext:value-type="string">
            <text:p>Analyst/Front 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8]*[.I4]" office:value-type="currency" office:currency="EUR" office:value="832" calcext:value-type="currency">
            <text:p>832,00 €</text:p>
          </table:table-cell>
          <table:table-cell table:style-name="ce8" table:formula="of:=[.D8]*[.I5]" office:value-type="currency" office:currency="EUR" office:value="3328" calcext:value-type="currency">
            <text:p>3.328,00 €</text:p>
          </table:table-cell>
          <table:table-cell table:style-name="ce6" table:formula="of:=[.G8]-[.E8]" office:value-type="currency" office:currency="EUR" office:value="1313.56206415621" calcext:value-type="currency">
            <text:p>1.313,56 €</text:p>
          </table:table-cell>
          <table:table-cell table:style-name="ce6" table:formula="of:=[.E8]/(1-[.I1])" office:value-type="currency" office:currency="EUR" office:value="4641.56206415621" calcext:value-type="currency">
            <text:p>4.641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no Aranda, Rafael</text:p>
          </table:table-cell>
          <table:table-cell table:style-name="ce3" office:value-type="string" calcext:value-type="string">
            <text:p>Backend developer/ API integration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9]*[.I4]" office:value-type="currency" office:currency="EUR" office:value="832" calcext:value-type="currency">
            <text:p>832,00 €</text:p>
          </table:table-cell>
          <table:table-cell table:style-name="ce8" table:formula="of:=[.D9]*[.I5]" office:value-type="currency" office:currency="EUR" office:value="3328" calcext:value-type="currency">
            <text:p>3.328,00 €</text:p>
          </table:table-cell>
          <table:table-cell table:style-name="ce6" table:formula="of:=[.G9]-[.E9]" office:value-type="currency" office:currency="EUR" office:value="1313.56206415621" calcext:value-type="currency">
            <text:p>1.313,56 €</text:p>
          </table:table-cell>
          <table:table-cell table:style-name="ce6" table:formula="of:=[.E9]/(1-[.I1])" office:value-type="currency" office:currency="EUR" office:value="4641.56206415621" calcext:value-type="currency">
            <text:p>4.641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llo Lobo, Pablo</text:p>
          </table:table-cell>
          <table:table-cell table:style-name="ce3" office:value-type="string" calcext:value-type="string">
            <text:p>Project manager/Backend developer</text:p>
          </table:table-cell>
          <table:table-cell table:style-name="ce5" office:value-type="currency" office:currency="EUR" office:value="30.5" calcext:value-type="currency">
            <text:p>30,50 €</text:p>
          </table:table-cell>
          <table:table-cell table:style-name="ce6" table:formula="of:=[.C10]*[.I4]" office:value-type="currency" office:currency="EUR" office:value="1220" calcext:value-type="currency">
            <text:p>1.220,00 €</text:p>
          </table:table-cell>
          <table:table-cell table:style-name="ce8" table:formula="of:=[.D10]*[.I5]" office:value-type="currency" office:currency="EUR" office:value="4880" calcext:value-type="currency">
            <text:p>4.880,00 €</text:p>
          </table:table-cell>
          <table:table-cell table:style-name="ce6" table:formula="of:=[.G10]-[.E10]" office:value-type="currency" office:currency="EUR" office:value="1926.13668061367" calcext:value-type="currency">
            <text:p>1.926,14 €</text:p>
          </table:table-cell>
          <table:table-cell table:style-name="ce6" table:formula="of:=[.E10]/(1-[.I1])" office:value-type="currency" office:currency="EUR" office:value="6806.13668061367" calcext:value-type="currency">
            <text:p>6.806,1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 Regidor, Juan</text:p>
          </table:table-cell>
          <table:table-cell table:style-name="ce3" office:value-type="string" calcext:value-type="string">
            <text:p>Requirements engineer/Back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11]*[.I4]" office:value-type="currency" office:currency="EUR" office:value="832" calcext:value-type="currency">
            <text:p>832,00 €</text:p>
          </table:table-cell>
          <table:table-cell table:style-name="ce8" table:formula="of:=[.D11]*[.I5]" office:value-type="currency" office:currency="EUR" office:value="3328" calcext:value-type="currency">
            <text:p>3.328,00 €</text:p>
          </table:table-cell>
          <table:table-cell table:style-name="ce6" table:formula="of:=[.G11]-[.E11]" office:value-type="currency" office:currency="EUR" office:value="1313.56206415621" calcext:value-type="currency">
            <text:p>1.313,56 €</text:p>
          </table:table-cell>
          <table:table-cell table:style-name="ce6" table:formula="of:=[.E11]/(1-[.I1])" office:value-type="currency" office:currency="EUR" office:value="4641.56206415621" calcext:value-type="currency">
            <text:p>4.641,56 €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7"/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6" table:formula="of:=SUM([.G7:.G11])" office:value-type="currency" office:currency="EUR" office:value="25372.3849372385" calcext:value-type="currency">
            <text:p>25.372,38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Precio de compra</text:p>
          </table:table-cell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7]/[.I2]" office:value-type="currency" office:currency="EUR" office:value="13.3333333333333" calcext:value-type="currency">
            <text:p>13,33 €</text:p>
          </table:table-cell>
          <table:table-cell table:style-name="ce6" table:formula="of:=[.C17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8]/[.I2]" office:value-type="currency" office:currency="EUR" office:value="13.3333333333333" calcext:value-type="currency">
            <text:p>13,33 €</text:p>
          </table:table-cell>
          <table:table-cell table:style-name="ce6" table:formula="of:=[.C18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5" office:value-type="currency" office:currency="EUR" office:value="1300" calcext:value-type="currency">
            <text:p>1.300,00 €</text:p>
          </table:table-cell>
          <table:table-cell table:style-name="ce6" table:formula="of:=[.B19]/[.I2]" office:value-type="currency" office:currency="EUR" office:value="21.6666666666667" calcext:value-type="currency">
            <text:p>21,67 €</text:p>
          </table:table-cell>
          <table:table-cell table:style-name="ce6" table:formula="of:=[.C19]*[.I5]" office:value-type="currency" office:currency="EUR" office:value="86.6666666666667" calcext:value-type="currency">
            <text:p>86,67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5" office:value-type="currency" office:currency="EUR" office:value="900" calcext:value-type="currency">
            <text:p>900,00 €</text:p>
          </table:table-cell>
          <table:table-cell table:style-name="ce6" table:formula="of:=[.B20]/[.I2]" office:value-type="currency" office:currency="EUR" office:value="15" calcext:value-type="currency">
            <text:p>15,00 €</text:p>
          </table:table-cell>
          <table:table-cell table:style-name="ce6" table:formula="of:=[.C20]*[.I5]" office:value-type="currency" office:currency="EUR" office:value="60" calcext:value-type="currency">
            <text:p>6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21]/[.I2]" office:value-type="currency" office:currency="EUR" office:value="13.3333333333333" calcext:value-type="currency">
            <text:p>13,33 €</text:p>
          </table:table-cell>
          <table:table-cell table:style-name="ce6" table:formula="of:=[.C21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D17:.D21])" office:value-type="currency" office:currency="EUR" office:value="306.666666666667" calcext:value-type="currency">
            <text:p>306,67 €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espliegu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Heroku por 1 año</text:p>
          </table:table-cell>
          <table:table-cell table:style-name="ce5" office:value-type="currency" office:currency="EUR" office:value="526.56" calcext:value-type="currency">
            <text:p>526,56 €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 (medio año)</text:p>
          </table:table-cell>
          <table:table-cell table:number-columns-repeated="7"/>
        </table:table-row>
        <table:table-row table:style-name="ro1">
          <table:table-cell table:style-name="ce5" office:value-type="currency" office:currency="EUR" office:value="150" calcext:value-type="currency">
            <text:p>150,00 €</text:p>
          </table:table-cell>
          <table:table-cell table:style-name="ce6" table:formula="of:=[.A29]*6" office:value-type="currency" office:currency="EUR" office:value="900" calcext:value-type="currency">
            <text:p>900,00 €</text:p>
          </table:table-cell>
          <table:table-cell table:number-columns-repeated="7"/>
        </table:table-row>
      </table:table>
      <table:table table:name="Realista_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6" table:formula="of:=[.B2]*(1+[.I3])" office:value-type="currency" office:currency="EUR" office:value="41561.9364842399" calcext:value-type="currency">
            <text:p>41.561,94 €</text:p>
          </table:table-cell>
          <table:table-cell table:number-columns-repeated="5"/>
          <table:table-cell table:style-name="ce1" office:value-type="string" calcext:value-type="string">
            <text:p>Impuestos SS</text:p>
          </table:table-cell>
          <table:table-cell table:style-name="ce9" office:value-type="percentage" office:value="0.283" calcext:value-type="percentage">
            <text:p>28,30 %</text:p>
          </table:table-cell>
        </table:table-row>
        <table:table-row table:style-name="ro1">
          <table:table-cell table:style-name="ce1" office:value-type="string" calcext:value-type="string">
            <text:p>Total sin IVA</text:p>
          </table:table-cell>
          <table:table-cell table:style-name="ce6" table:formula="of:=SUM([.B29];[.B25];[.D22];[.G12])" office:value-type="currency" office:currency="EUR" office:value="34348.7078382148" calcext:value-type="currency">
            <text:p>34.348,71 €</text:p>
          </table:table-cell>
          <table:table-cell table:number-columns-repeated="5"/>
          <table:table-cell table:style-name="ce1" office:value-type="string" calcext:value-type="string">
            <text:p>Amortización mese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IVA</text:p>
          </table:table-cell>
          <table:table-cell table:style-name="ce9" office:value-type="percentage" office:value="0.21" calcext:value-type="percentage">
            <text:p>21,00 %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Horas/me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Equipo</text:p>
          </table:table-cell>
          <table:table-cell table:number-columns-repeated="6"/>
          <table:table-cell table:style-name="ce1" office:value-type="string" calcext:value-type="string">
            <text:p>N.º meses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Rol</text:p>
          </table:table-cell>
          <table:table-cell table:style-name="ce4" office:value-type="string" calcext:value-type="string">
            <text:p>€/hora</text:p>
          </table:table-cell>
          <table:table-cell table:style-name="ce4" office:value-type="string" calcext:value-type="string">
            <text:p>€/mes</text:p>
          </table:table-cell>
          <table:table-cell table:style-name="ce4" office:value-type="string" calcext:value-type="string">
            <text:p>€/Xmeses</text:p>
          </table:table-cell>
          <table:table-cell table:style-name="ce4" office:value-type="string" calcext:value-type="string">
            <text:p>Seg.Soc,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ón Fernández, Adrián</text:p>
          </table:table-cell>
          <table:table-cell table:style-name="ce3" office:value-type="string" calcext:value-type="string">
            <text:p>Business management/Full Stack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7]*[.I4]" office:value-type="currency" office:currency="EUR" office:value="1040" calcext:value-type="currency">
            <text:p>1.040,00 €</text:p>
          </table:table-cell>
          <table:table-cell table:style-name="ce8" table:formula="of:=[.D7]*[.I5]" office:value-type="currency" office:currency="EUR" office:value="4160" calcext:value-type="currency">
            <text:p>4.160,00 €</text:p>
          </table:table-cell>
          <table:table-cell table:style-name="ce6" table:formula="of:=[.G7]-[.E7]" office:value-type="currency" office:currency="EUR" office:value="1641.95258019526" calcext:value-type="currency">
            <text:p>1.641,95 €</text:p>
          </table:table-cell>
          <table:table-cell table:style-name="ce6" table:formula="of:=[.E7]/(1-[.I1])" office:value-type="currency" office:currency="EUR" office:value="5801.95258019526" calcext:value-type="currency">
            <text:p>5.801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io Camacho, Daniel</text:p>
          </table:table-cell>
          <table:table-cell table:style-name="ce3" office:value-type="string" calcext:value-type="string">
            <text:p>Analyst/Front 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8]*[.I4]" office:value-type="currency" office:currency="EUR" office:value="1040" calcext:value-type="currency">
            <text:p>1.040,00 €</text:p>
          </table:table-cell>
          <table:table-cell table:style-name="ce8" table:formula="of:=[.D8]*[.I5]" office:value-type="currency" office:currency="EUR" office:value="4160" calcext:value-type="currency">
            <text:p>4.160,00 €</text:p>
          </table:table-cell>
          <table:table-cell table:style-name="ce6" table:formula="of:=[.G8]-[.E8]" office:value-type="currency" office:currency="EUR" office:value="1641.95258019526" calcext:value-type="currency">
            <text:p>1.641,95 €</text:p>
          </table:table-cell>
          <table:table-cell table:style-name="ce6" table:formula="of:=[.E8]/(1-[.I1])" office:value-type="currency" office:currency="EUR" office:value="5801.95258019526" calcext:value-type="currency">
            <text:p>5.801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no Aranda, Rafael</text:p>
          </table:table-cell>
          <table:table-cell table:style-name="ce3" office:value-type="string" calcext:value-type="string">
            <text:p>Backend developer/ API integration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9]*[.I4]" office:value-type="currency" office:currency="EUR" office:value="1040" calcext:value-type="currency">
            <text:p>1.040,00 €</text:p>
          </table:table-cell>
          <table:table-cell table:style-name="ce8" table:formula="of:=[.D9]*[.I5]" office:value-type="currency" office:currency="EUR" office:value="4160" calcext:value-type="currency">
            <text:p>4.160,00 €</text:p>
          </table:table-cell>
          <table:table-cell table:style-name="ce6" table:formula="of:=[.G9]-[.E9]" office:value-type="currency" office:currency="EUR" office:value="1641.95258019526" calcext:value-type="currency">
            <text:p>1.641,95 €</text:p>
          </table:table-cell>
          <table:table-cell table:style-name="ce6" table:formula="of:=[.E9]/(1-[.I1])" office:value-type="currency" office:currency="EUR" office:value="5801.95258019526" calcext:value-type="currency">
            <text:p>5.801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llo Lobo, Pablo</text:p>
          </table:table-cell>
          <table:table-cell table:style-name="ce3" office:value-type="string" calcext:value-type="string">
            <text:p>Project manager/Backend developer</text:p>
          </table:table-cell>
          <table:table-cell table:style-name="ce5" office:value-type="currency" office:currency="EUR" office:value="30.5" calcext:value-type="currency">
            <text:p>30,50 €</text:p>
          </table:table-cell>
          <table:table-cell table:style-name="ce6" table:formula="of:=[.C10]*[.I4]" office:value-type="currency" office:currency="EUR" office:value="1525" calcext:value-type="currency">
            <text:p>1.525,00 €</text:p>
          </table:table-cell>
          <table:table-cell table:style-name="ce8" table:formula="of:=[.D10]*[.I5]" office:value-type="currency" office:currency="EUR" office:value="6100" calcext:value-type="currency">
            <text:p>6.100,00 €</text:p>
          </table:table-cell>
          <table:table-cell table:style-name="ce6" table:formula="of:=[.G10]-[.E10]" office:value-type="currency" office:currency="EUR" office:value="2407.67085076708" calcext:value-type="currency">
            <text:p>2.407,67 €</text:p>
          </table:table-cell>
          <table:table-cell table:style-name="ce6" table:formula="of:=[.E10]/(1-[.I1])" office:value-type="currency" office:currency="EUR" office:value="8507.67085076708" calcext:value-type="currency">
            <text:p>8.507,6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 Regidor, Juan</text:p>
          </table:table-cell>
          <table:table-cell table:style-name="ce3" office:value-type="string" calcext:value-type="string">
            <text:p>Requirements engineer/Back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11]*[.I4]" office:value-type="currency" office:currency="EUR" office:value="1040" calcext:value-type="currency">
            <text:p>1.040,00 €</text:p>
          </table:table-cell>
          <table:table-cell table:style-name="ce8" table:formula="of:=[.D11]*[.I5]" office:value-type="currency" office:currency="EUR" office:value="4160" calcext:value-type="currency">
            <text:p>4.160,00 €</text:p>
          </table:table-cell>
          <table:table-cell table:style-name="ce6" table:formula="of:=[.G11]-[.E11]" office:value-type="currency" office:currency="EUR" office:value="1641.95258019526" calcext:value-type="currency">
            <text:p>1.641,95 €</text:p>
          </table:table-cell>
          <table:table-cell table:style-name="ce6" table:formula="of:=[.E11]/(1-[.I1])" office:value-type="currency" office:currency="EUR" office:value="5801.95258019526" calcext:value-type="currency">
            <text:p>5.801,95 €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7"/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6" table:formula="of:=SUM([.G7:.G11])" office:value-type="currency" office:currency="EUR" office:value="31715.4811715481" calcext:value-type="currency">
            <text:p>31.715,48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Precio de compra</text:p>
          </table:table-cell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7]/[.I2]" office:value-type="currency" office:currency="EUR" office:value="13.3333333333333" calcext:value-type="currency">
            <text:p>13,33 €</text:p>
          </table:table-cell>
          <table:table-cell table:style-name="ce6" table:formula="of:=[.C17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8]/[.I2]" office:value-type="currency" office:currency="EUR" office:value="13.3333333333333" calcext:value-type="currency">
            <text:p>13,33 €</text:p>
          </table:table-cell>
          <table:table-cell table:style-name="ce6" table:formula="of:=[.C18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5" office:value-type="currency" office:currency="EUR" office:value="1300" calcext:value-type="currency">
            <text:p>1.300,00 €</text:p>
          </table:table-cell>
          <table:table-cell table:style-name="ce6" table:formula="of:=[.B19]/[.I2]" office:value-type="currency" office:currency="EUR" office:value="21.6666666666667" calcext:value-type="currency">
            <text:p>21,67 €</text:p>
          </table:table-cell>
          <table:table-cell table:style-name="ce6" table:formula="of:=[.C19]*[.I5]" office:value-type="currency" office:currency="EUR" office:value="86.6666666666667" calcext:value-type="currency">
            <text:p>86,67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5" office:value-type="currency" office:currency="EUR" office:value="900" calcext:value-type="currency">
            <text:p>900,00 €</text:p>
          </table:table-cell>
          <table:table-cell table:style-name="ce6" table:formula="of:=[.B20]/[.I2]" office:value-type="currency" office:currency="EUR" office:value="15" calcext:value-type="currency">
            <text:p>15,00 €</text:p>
          </table:table-cell>
          <table:table-cell table:style-name="ce6" table:formula="of:=[.C20]*[.I5]" office:value-type="currency" office:currency="EUR" office:value="60" calcext:value-type="currency">
            <text:p>6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21]/[.I2]" office:value-type="currency" office:currency="EUR" office:value="13.3333333333333" calcext:value-type="currency">
            <text:p>13,33 €</text:p>
          </table:table-cell>
          <table:table-cell table:style-name="ce6" table:formula="of:=[.C21]*[.I5]" office:value-type="currency" office:currency="EUR" office:value="53.3333333333333" calcext:value-type="currency">
            <text:p>53,33 €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D17:.D21])" office:value-type="currency" office:currency="EUR" office:value="306.666666666667" calcext:value-type="currency">
            <text:p>306,67 €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espliegu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Heroku por 1 año</text:p>
          </table:table-cell>
          <table:table-cell table:style-name="ce5" office:value-type="currency" office:currency="EUR" office:value="526.56" calcext:value-type="currency">
            <text:p>526,56 €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 (medio año)</text:p>
          </table:table-cell>
          <table:table-cell table:number-columns-repeated="7"/>
        </table:table-row>
        <table:table-row table:style-name="ro1">
          <table:table-cell table:style-name="ce5" office:value-type="currency" office:currency="EUR" office:value="300" calcext:value-type="currency">
            <text:p>300,00 €</text:p>
          </table:table-cell>
          <table:table-cell table:style-name="ce6" table:formula="of:=[.A29]*6" office:value-type="currency" office:currency="EUR" office:value="1800" calcext:value-type="currency">
            <text:p>1.800,00 €</text:p>
          </table:table-cell>
          <table:table-cell table:number-columns-repeated="7"/>
        </table:table-row>
      </table:table>
      <table:table table:name="Realista_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6" table:formula="of:=[.B2]*(1+[.I3])" office:value-type="currency" office:currency="EUR" office:value="52700.6362052999" calcext:value-type="currency">
            <text:p>52.700,64 €</text:p>
          </table:table-cell>
          <table:table-cell table:number-columns-repeated="5"/>
          <table:table-cell table:style-name="ce1" office:value-type="string" calcext:value-type="string">
            <text:p>Impuestos SS</text:p>
          </table:table-cell>
          <table:table-cell table:style-name="ce9" office:value-type="percentage" office:value="0.283" calcext:value-type="percentage">
            <text:p>28,30 %</text:p>
          </table:table-cell>
        </table:table-row>
        <table:table-row table:style-name="ro1">
          <table:table-cell table:style-name="ce1" office:value-type="string" calcext:value-type="string">
            <text:p>Total sin IVA</text:p>
          </table:table-cell>
          <table:table-cell table:style-name="ce6" table:formula="of:=SUM([.B29];[.B25];[.D22];[.G12])" office:value-type="currency" office:currency="EUR" office:value="43554.2447977685" calcext:value-type="currency">
            <text:p>43.554,24 €</text:p>
          </table:table-cell>
          <table:table-cell table:number-columns-repeated="5"/>
          <table:table-cell table:style-name="ce1" office:value-type="string" calcext:value-type="string">
            <text:p>Amortización mese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IVA</text:p>
          </table:table-cell>
          <table:table-cell table:style-name="ce9" office:value-type="percentage" office:value="0.21" calcext:value-type="percentage">
            <text:p>21,00 %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Horas/me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Equipo</text:p>
          </table:table-cell>
          <table:table-cell table:number-columns-repeated="6"/>
          <table:table-cell table:style-name="ce1" office:value-type="string" calcext:value-type="string">
            <text:p>N.º meses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Rol</text:p>
          </table:table-cell>
          <table:table-cell table:style-name="ce4" office:value-type="string" calcext:value-type="string">
            <text:p>€/hora</text:p>
          </table:table-cell>
          <table:table-cell table:style-name="ce4" office:value-type="string" calcext:value-type="string">
            <text:p>€/mes</text:p>
          </table:table-cell>
          <table:table-cell table:style-name="ce4" office:value-type="string" calcext:value-type="string">
            <text:p>€/Xmeses</text:p>
          </table:table-cell>
          <table:table-cell table:style-name="ce4" office:value-type="string" calcext:value-type="string">
            <text:p>Seg.Soc,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ón Fernández, Adrián</text:p>
          </table:table-cell>
          <table:table-cell table:style-name="ce3" office:value-type="string" calcext:value-type="string">
            <text:p>Business management/Full Stack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7]*[.I4]" office:value-type="currency" office:currency="EUR" office:value="1040" calcext:value-type="currency">
            <text:p>1.040,00 €</text:p>
          </table:table-cell>
          <table:table-cell table:style-name="ce8" table:formula="of:=[.D7]*[.I5]" office:value-type="currency" office:currency="EUR" office:value="5200" calcext:value-type="currency">
            <text:p>5.200,00 €</text:p>
          </table:table-cell>
          <table:table-cell table:style-name="ce6" table:formula="of:=[.G7]-[.E7]" office:value-type="currency" office:currency="EUR" office:value="2052.44072524407" calcext:value-type="currency">
            <text:p>2.052,44 €</text:p>
          </table:table-cell>
          <table:table-cell table:style-name="ce6" table:formula="of:=[.E7]/(1-[.I1])" office:value-type="currency" office:currency="EUR" office:value="7252.44072524407" calcext:value-type="currency">
            <text:p>7.252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io Camacho, Daniel</text:p>
          </table:table-cell>
          <table:table-cell table:style-name="ce3" office:value-type="string" calcext:value-type="string">
            <text:p>Analyst/Front 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8]*[.I4]" office:value-type="currency" office:currency="EUR" office:value="1040" calcext:value-type="currency">
            <text:p>1.040,00 €</text:p>
          </table:table-cell>
          <table:table-cell table:style-name="ce8" table:formula="of:=[.D8]*[.I5]" office:value-type="currency" office:currency="EUR" office:value="5200" calcext:value-type="currency">
            <text:p>5.200,00 €</text:p>
          </table:table-cell>
          <table:table-cell table:style-name="ce6" table:formula="of:=[.G8]-[.E8]" office:value-type="currency" office:currency="EUR" office:value="2052.44072524407" calcext:value-type="currency">
            <text:p>2.052,44 €</text:p>
          </table:table-cell>
          <table:table-cell table:style-name="ce6" table:formula="of:=[.E8]/(1-[.I1])" office:value-type="currency" office:currency="EUR" office:value="7252.44072524407" calcext:value-type="currency">
            <text:p>7.252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no Aranda, Rafael</text:p>
          </table:table-cell>
          <table:table-cell table:style-name="ce3" office:value-type="string" calcext:value-type="string">
            <text:p>Backend developer/ API integration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9]*[.I4]" office:value-type="currency" office:currency="EUR" office:value="1040" calcext:value-type="currency">
            <text:p>1.040,00 €</text:p>
          </table:table-cell>
          <table:table-cell table:style-name="ce8" table:formula="of:=[.D9]*[.I5]" office:value-type="currency" office:currency="EUR" office:value="5200" calcext:value-type="currency">
            <text:p>5.200,00 €</text:p>
          </table:table-cell>
          <table:table-cell table:style-name="ce6" table:formula="of:=[.G9]-[.E9]" office:value-type="currency" office:currency="EUR" office:value="2052.44072524407" calcext:value-type="currency">
            <text:p>2.052,44 €</text:p>
          </table:table-cell>
          <table:table-cell table:style-name="ce6" table:formula="of:=[.E9]/(1-[.I1])" office:value-type="currency" office:currency="EUR" office:value="7252.44072524407" calcext:value-type="currency">
            <text:p>7.252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llo Lobo, Pablo</text:p>
          </table:table-cell>
          <table:table-cell table:style-name="ce3" office:value-type="string" calcext:value-type="string">
            <text:p>Project manager/Backend developer</text:p>
          </table:table-cell>
          <table:table-cell table:style-name="ce5" office:value-type="currency" office:currency="EUR" office:value="30.5" calcext:value-type="currency">
            <text:p>30,50 €</text:p>
          </table:table-cell>
          <table:table-cell table:style-name="ce6" table:formula="of:=[.C10]*[.I4]" office:value-type="currency" office:currency="EUR" office:value="1525" calcext:value-type="currency">
            <text:p>1.525,00 €</text:p>
          </table:table-cell>
          <table:table-cell table:style-name="ce8" table:formula="of:=[.D10]*[.I5]" office:value-type="currency" office:currency="EUR" office:value="7625" calcext:value-type="currency">
            <text:p>7.625,00 €</text:p>
          </table:table-cell>
          <table:table-cell table:style-name="ce6" table:formula="of:=[.G10]-[.E10]" office:value-type="currency" office:currency="EUR" office:value="3009.58856345886" calcext:value-type="currency">
            <text:p>3.009,59 €</text:p>
          </table:table-cell>
          <table:table-cell table:style-name="ce6" table:formula="of:=[.E10]/(1-[.I1])" office:value-type="currency" office:currency="EUR" office:value="10634.5885634589" calcext:value-type="currency">
            <text:p>10.634,5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 Regidor, Juan</text:p>
          </table:table-cell>
          <table:table-cell table:style-name="ce3" office:value-type="string" calcext:value-type="string">
            <text:p>Requirements engineer/Back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11]*[.I4]" office:value-type="currency" office:currency="EUR" office:value="1040" calcext:value-type="currency">
            <text:p>1.040,00 €</text:p>
          </table:table-cell>
          <table:table-cell table:style-name="ce8" table:formula="of:=[.D11]*[.I5]" office:value-type="currency" office:currency="EUR" office:value="5200" calcext:value-type="currency">
            <text:p>5.200,00 €</text:p>
          </table:table-cell>
          <table:table-cell table:style-name="ce6" table:formula="of:=[.G11]-[.E11]" office:value-type="currency" office:currency="EUR" office:value="2052.44072524407" calcext:value-type="currency">
            <text:p>2.052,44 €</text:p>
          </table:table-cell>
          <table:table-cell table:style-name="ce6" table:formula="of:=[.E11]/(1-[.I1])" office:value-type="currency" office:currency="EUR" office:value="7252.44072524407" calcext:value-type="currency">
            <text:p>7.252,44 €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7"/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6" table:formula="of:=SUM([.G7:.G11])" office:value-type="currency" office:currency="EUR" office:value="39644.3514644351" calcext:value-type="currency">
            <text:p>39.644,35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Precio de compra</text:p>
          </table:table-cell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7]/[.I2]" office:value-type="currency" office:currency="EUR" office:value="13.3333333333333" calcext:value-type="currency">
            <text:p>13,33 €</text:p>
          </table:table-cell>
          <table:table-cell table:style-name="ce6" table:formula="of:=[.C17]*[.I5]" office:value-type="currency" office:currency="EUR" office:value="66.6666666666667" calcext:value-type="currency">
            <text:p>66,67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8]/[.I2]" office:value-type="currency" office:currency="EUR" office:value="13.3333333333333" calcext:value-type="currency">
            <text:p>13,33 €</text:p>
          </table:table-cell>
          <table:table-cell table:style-name="ce6" table:formula="of:=[.C18]*[.I5]" office:value-type="currency" office:currency="EUR" office:value="66.6666666666667" calcext:value-type="currency">
            <text:p>66,67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5" office:value-type="currency" office:currency="EUR" office:value="1300" calcext:value-type="currency">
            <text:p>1.300,00 €</text:p>
          </table:table-cell>
          <table:table-cell table:style-name="ce6" table:formula="of:=[.B19]/[.I2]" office:value-type="currency" office:currency="EUR" office:value="21.6666666666667" calcext:value-type="currency">
            <text:p>21,67 €</text:p>
          </table:table-cell>
          <table:table-cell table:style-name="ce6" table:formula="of:=[.C19]*[.I5]" office:value-type="currency" office:currency="EUR" office:value="108.333333333333" calcext:value-type="currency">
            <text:p>108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5" office:value-type="currency" office:currency="EUR" office:value="900" calcext:value-type="currency">
            <text:p>900,00 €</text:p>
          </table:table-cell>
          <table:table-cell table:style-name="ce6" table:formula="of:=[.B20]/[.I2]" office:value-type="currency" office:currency="EUR" office:value="15" calcext:value-type="currency">
            <text:p>15,00 €</text:p>
          </table:table-cell>
          <table:table-cell table:style-name="ce6" table:formula="of:=[.C20]*[.I5]" office:value-type="currency" office:currency="EUR" office:value="75" calcext:value-type="currency">
            <text:p>75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21]/[.I2]" office:value-type="currency" office:currency="EUR" office:value="13.3333333333333" calcext:value-type="currency">
            <text:p>13,33 €</text:p>
          </table:table-cell>
          <table:table-cell table:style-name="ce6" table:formula="of:=[.C21]*[.I5]" office:value-type="currency" office:currency="EUR" office:value="66.6666666666667" calcext:value-type="currency">
            <text:p>66,67 €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D17:.D21])" office:value-type="currency" office:currency="EUR" office:value="383.333333333333" calcext:value-type="currency">
            <text:p>383,33 €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espliegu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Heroku por 1 año</text:p>
          </table:table-cell>
          <table:table-cell table:style-name="ce5" office:value-type="currency" office:currency="EUR" office:value="526.56" calcext:value-type="currency">
            <text:p>526,56 €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 (medio año)</text:p>
          </table:table-cell>
          <table:table-cell table:number-columns-repeated="7"/>
        </table:table-row>
        <table:table-row table:style-name="ro1">
          <table:table-cell table:style-name="ce5" office:value-type="currency" office:currency="EUR" office:value="500" calcext:value-type="currency">
            <text:p>500,00 €</text:p>
          </table:table-cell>
          <table:table-cell table:style-name="ce6" table:formula="of:=[.A29]*6" office:value-type="currency" office:currency="EUR" office:value="3000" calcext:value-type="currency">
            <text:p>3.000,00 €</text:p>
          </table:table-cell>
          <table:table-cell table:number-columns-repeated="7"/>
        </table:table-row>
      </table:table>
      <table:table table:name="Pesimista" table:style-name="ta1">
        <table:table-column table:style-name="co6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6" table:formula="of:=[.B2]*(1+[.I3])" office:value-type="currency" office:currency="EUR" office:value="73174.0555916318" calcext:value-type="currency">
            <text:p>73.174,06 €</text:p>
          </table:table-cell>
          <table:table-cell table:number-columns-repeated="5"/>
          <table:table-cell table:style-name="ce1" office:value-type="string" calcext:value-type="string">
            <text:p>Impuestos SS</text:p>
          </table:table-cell>
          <table:table-cell table:style-name="ce9" office:value-type="percentage" office:value="0.283" calcext:value-type="percentage">
            <text:p>28,30 %</text:p>
          </table:table-cell>
        </table:table-row>
        <table:table-row table:style-name="ro1">
          <table:table-cell table:style-name="ce1" office:value-type="string" calcext:value-type="string">
            <text:p>Total sin IVA</text:p>
          </table:table-cell>
          <table:table-cell table:style-name="ce6" table:formula="of:=SUM([.B29];[.B25];[.D22];[.G12])" office:value-type="currency" office:currency="EUR" office:value="60474.4261087866" calcext:value-type="currency">
            <text:p>60.474,43 €</text:p>
          </table:table-cell>
          <table:table-cell table:number-columns-repeated="5"/>
          <table:table-cell table:style-name="ce1" office:value-type="string" calcext:value-type="string">
            <text:p>Amortización mese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IVA</text:p>
          </table:table-cell>
          <table:table-cell table:style-name="ce9" office:value-type="percentage" office:value="0.21" calcext:value-type="percentage">
            <text:p>21,00 %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Horas/mes</text:p>
          </table:table-cell>
          <table:table-cell table:style-name="ce10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quipo</text:p>
          </table:table-cell>
          <table:table-cell table:number-columns-repeated="6"/>
          <table:table-cell table:style-name="ce1" office:value-type="string" calcext:value-type="string">
            <text:p>N.º mes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Rol</text:p>
          </table:table-cell>
          <table:table-cell table:style-name="ce4" office:value-type="string" calcext:value-type="string">
            <text:p>€/hora</text:p>
          </table:table-cell>
          <table:table-cell table:style-name="ce4" office:value-type="string" calcext:value-type="string">
            <text:p>€/mes</text:p>
          </table:table-cell>
          <table:table-cell table:style-name="ce4" office:value-type="string" calcext:value-type="string">
            <text:p>€/Xmeses</text:p>
          </table:table-cell>
          <table:table-cell table:style-name="ce4" office:value-type="string" calcext:value-type="string">
            <text:p>Seg.Soc,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ón Fernández, Adrián</text:p>
          </table:table-cell>
          <table:table-cell table:style-name="ce3" office:value-type="string" calcext:value-type="string">
            <text:p>Business management/Full Stack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7]*[.I4]" office:value-type="currency" office:currency="EUR" office:value="1248" calcext:value-type="currency">
            <text:p>1.248,00 €</text:p>
          </table:table-cell>
          <table:table-cell table:style-name="ce8" table:formula="of:=[.D7]*[.I5]" office:value-type="currency" office:currency="EUR" office:value="7488" calcext:value-type="currency">
            <text:p>7.488,00 €</text:p>
          </table:table-cell>
          <table:table-cell table:style-name="ce6" table:formula="of:=[.G7]-[.E7]" office:value-type="currency" office:currency="EUR" office:value="2955.51464435146" calcext:value-type="currency">
            <text:p>2.955,51 €</text:p>
          </table:table-cell>
          <table:table-cell table:style-name="ce6" table:formula="of:=[.E7]/(1-[.I1])" office:value-type="currency" office:currency="EUR" office:value="10443.5146443515" calcext:value-type="currency">
            <text:p>10.443,5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io Camacho, Daniel</text:p>
          </table:table-cell>
          <table:table-cell table:style-name="ce3" office:value-type="string" calcext:value-type="string">
            <text:p>Analyst/Front 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8]*[.I4]" office:value-type="currency" office:currency="EUR" office:value="1248" calcext:value-type="currency">
            <text:p>1.248,00 €</text:p>
          </table:table-cell>
          <table:table-cell table:style-name="ce8" table:formula="of:=[.D8]*[.I5]" office:value-type="currency" office:currency="EUR" office:value="7488" calcext:value-type="currency">
            <text:p>7.488,00 €</text:p>
          </table:table-cell>
          <table:table-cell table:style-name="ce6" table:formula="of:=[.G8]-[.E8]" office:value-type="currency" office:currency="EUR" office:value="2955.51464435146" calcext:value-type="currency">
            <text:p>2.955,51 €</text:p>
          </table:table-cell>
          <table:table-cell table:style-name="ce6" table:formula="of:=[.E8]/(1-[.I1])" office:value-type="currency" office:currency="EUR" office:value="10443.5146443515" calcext:value-type="currency">
            <text:p>10.443,5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no Aranda, Rafael</text:p>
          </table:table-cell>
          <table:table-cell table:style-name="ce3" office:value-type="string" calcext:value-type="string">
            <text:p>Backend developer/ API integration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9]*[.I4]" office:value-type="currency" office:currency="EUR" office:value="1248" calcext:value-type="currency">
            <text:p>1.248,00 €</text:p>
          </table:table-cell>
          <table:table-cell table:style-name="ce8" table:formula="of:=[.D9]*[.I5]" office:value-type="currency" office:currency="EUR" office:value="7488" calcext:value-type="currency">
            <text:p>7.488,00 €</text:p>
          </table:table-cell>
          <table:table-cell table:style-name="ce6" table:formula="of:=[.G9]-[.E9]" office:value-type="currency" office:currency="EUR" office:value="2955.51464435146" calcext:value-type="currency">
            <text:p>2.955,51 €</text:p>
          </table:table-cell>
          <table:table-cell table:style-name="ce6" table:formula="of:=[.E9]/(1-[.I1])" office:value-type="currency" office:currency="EUR" office:value="10443.5146443515" calcext:value-type="currency">
            <text:p>10.443,5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llo Lobo, Pablo</text:p>
          </table:table-cell>
          <table:table-cell table:style-name="ce3" office:value-type="string" calcext:value-type="string">
            <text:p>Project manager/Backend developer</text:p>
          </table:table-cell>
          <table:table-cell table:style-name="ce5" office:value-type="currency" office:currency="EUR" office:value="30.5" calcext:value-type="currency">
            <text:p>30,50 €</text:p>
          </table:table-cell>
          <table:table-cell table:style-name="ce6" table:formula="of:=[.C10]*[.I4]" office:value-type="currency" office:currency="EUR" office:value="1830" calcext:value-type="currency">
            <text:p>1.830,00 €</text:p>
          </table:table-cell>
          <table:table-cell table:style-name="ce8" table:formula="of:=[.D10]*[.I5]" office:value-type="currency" office:currency="EUR" office:value="10980" calcext:value-type="currency">
            <text:p>10.980,00 €</text:p>
          </table:table-cell>
          <table:table-cell table:style-name="ce6" table:formula="of:=[.G10]-[.E10]" office:value-type="currency" office:currency="EUR" office:value="4333.80753138075" calcext:value-type="currency">
            <text:p>4.333,81 €</text:p>
          </table:table-cell>
          <table:table-cell table:style-name="ce6" table:formula="of:=[.E10]/(1-[.I1])" office:value-type="currency" office:currency="EUR" office:value="15313.8075313808" calcext:value-type="currency">
            <text:p>15.313,8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 Regidor, Juan</text:p>
          </table:table-cell>
          <table:table-cell table:style-name="ce3" office:value-type="string" calcext:value-type="string">
            <text:p>Requirements engineer/Backend developer</text:p>
          </table:table-cell>
          <table:table-cell table:style-name="ce5" office:value-type="currency" office:currency="EUR" office:value="20.8" calcext:value-type="currency">
            <text:p>20,80 €</text:p>
          </table:table-cell>
          <table:table-cell table:style-name="ce6" table:formula="of:=[.C11]*[.I4]" office:value-type="currency" office:currency="EUR" office:value="1248" calcext:value-type="currency">
            <text:p>1.248,00 €</text:p>
          </table:table-cell>
          <table:table-cell table:style-name="ce8" table:formula="of:=[.D11]*[.I5]" office:value-type="currency" office:currency="EUR" office:value="7488" calcext:value-type="currency">
            <text:p>7.488,00 €</text:p>
          </table:table-cell>
          <table:table-cell table:style-name="ce6" table:formula="of:=[.G11]-[.E11]" office:value-type="currency" office:currency="EUR" office:value="2955.51464435146" calcext:value-type="currency">
            <text:p>2.955,51 €</text:p>
          </table:table-cell>
          <table:table-cell table:style-name="ce6" table:formula="of:=[.E11]/(1-[.I1])" office:value-type="currency" office:currency="EUR" office:value="10443.5146443515" calcext:value-type="currency">
            <text:p>10.443,51 €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7"/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6" table:formula="of:=SUM([.G7:.G11])" office:value-type="currency" office:currency="EUR" office:value="57087.8661087866" calcext:value-type="currency">
            <text:p>57.087,87 €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Precio de compra</text:p>
          </table:table-cell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7]/[.I2]" office:value-type="currency" office:currency="EUR" office:value="13.3333333333333" calcext:value-type="currency">
            <text:p>13,33 €</text:p>
          </table:table-cell>
          <table:table-cell table:style-name="ce6" table:formula="of:=[.C17]*[.I5]" office:value-type="currency" office:currency="EUR" office:value="80" calcext:value-type="currency">
            <text:p>8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18]/[.I2]" office:value-type="currency" office:currency="EUR" office:value="13.3333333333333" calcext:value-type="currency">
            <text:p>13,33 €</text:p>
          </table:table-cell>
          <table:table-cell table:style-name="ce6" table:formula="of:=[.C18]*[.I5]" office:value-type="currency" office:currency="EUR" office:value="80" calcext:value-type="currency">
            <text:p>8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5" office:value-type="currency" office:currency="EUR" office:value="1300" calcext:value-type="currency">
            <text:p>1.300,00 €</text:p>
          </table:table-cell>
          <table:table-cell table:style-name="ce6" table:formula="of:=[.B19]/[.I2]" office:value-type="currency" office:currency="EUR" office:value="21.6666666666667" calcext:value-type="currency">
            <text:p>21,67 €</text:p>
          </table:table-cell>
          <table:table-cell table:style-name="ce6" table:formula="of:=[.C19]*[.I5]" office:value-type="currency" office:currency="EUR" office:value="130" calcext:value-type="currency">
            <text:p>13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5" office:value-type="currency" office:currency="EUR" office:value="900" calcext:value-type="currency">
            <text:p>900,00 €</text:p>
          </table:table-cell>
          <table:table-cell table:style-name="ce6" table:formula="of:=[.B20]/[.I2]" office:value-type="currency" office:currency="EUR" office:value="15" calcext:value-type="currency">
            <text:p>15,00 €</text:p>
          </table:table-cell>
          <table:table-cell table:style-name="ce6" table:formula="of:=[.C20]*[.I5]" office:value-type="currency" office:currency="EUR" office:value="90" calcext:value-type="currency">
            <text:p>90,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style-name="ce6" table:formula="of:=[.B21]/[.I2]" office:value-type="currency" office:currency="EUR" office:value="13.3333333333333" calcext:value-type="currency">
            <text:p>13,33 €</text:p>
          </table:table-cell>
          <table:table-cell table:style-name="ce6" table:formula="of:=[.C21]*[.I5]" office:value-type="currency" office:currency="EUR" office:value="80" calcext:value-type="currency">
            <text:p>80,00 €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D17:.D21])" office:value-type="currency" office:currency="EUR" office:value="460" calcext:value-type="currency">
            <text:p>460,00 €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espliegu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Heroku por 1 año</text:p>
          </table:table-cell>
          <table:table-cell table:style-name="ce5" table:formula="of:=526.56" office:value-type="currency" office:currency="EUR" office:value="526.56" calcext:value-type="currency">
            <text:p>526,56 €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or mes</text:p>
          </table:table-cell>
          <table:table-cell table:style-name="ce4" office:value-type="string" calcext:value-type="string">
            <text:p>Total (medio año)</text:p>
          </table:table-cell>
          <table:table-cell table:number-columns-repeated="7"/>
        </table:table-row>
        <table:table-row table:style-name="ro1">
          <table:table-cell table:style-name="ce5" office:value-type="currency" office:currency="EUR" office:value="400" calcext:value-type="currency">
            <text:p>400,00 €</text:p>
          </table:table-cell>
          <table:table-cell table:style-name="ce6" table:formula="of:=[.A29]*6" office:value-type="currency" office:currency="EUR" office:value="2400" calcext:value-type="currency">
            <text:p>2.400,00 €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1" office:value-type="string" calcext:value-type="string">
            <text:p>Riesgo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ustitución de un equipo informático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5:50:56.14541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03:04.004797837</meta:creation-date>
    <meta:generator>LibreOffice/6.2.0.3$Linux_X86_64 LibreOffice_project/20$Build-3</meta:generator>
    <dc:date>2019-02-28T18:37:01.134082884</dc:date>
    <meta:editing-duration>PT32M16S</meta:editing-duration>
    <meta:editing-cycles>9</meta:editing-cycles>
    <meta:document-statistic meta:table-count="4" meta:cell-count="379" meta:object-count="0"/>
  </office:meta>
</office:document-meta>
</file>